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reat! Let me generate the images for you now. It will just take a moment. Stay tuned! 😊</text:p>
      <text:p text:style-name="Horizontal_20_Line"/>
      <text:h text:style-name="Heading_20_3" text:outline-level="3"><text:span text:style-name="Strong_20_Emphasis">Here are your images:</text:span></text:h>
      <text:h text:style-name="Heading_20_4" text:outline-level="4"><text:span text:style-name="Strong_20_Emphasis">1. Concept Image of ARLO-AI as a Futuristic AI Assistant</text:span></text:h>
      <text:p text:style-name="Text_20_body">Image 1 Prompt: <text:span text:style-name="Emphasis">A futuristic AI assistant, ARLO-AI, designed as a sleek holographic figure with glowing blue and white tones, floating in a high-tech workspace. The environment is filled with futuristic touchscreens, data streams, and metallic, minimalist interiors. ARLO-AI appears interactive and approachable, with a humanoid but abstract design and glowing eyes. Style: vivid, HD quality.</text:span></text:p>
      <text:p text:style-name="Horizontal_20_Line"/>
      <text:h text:style-name="Heading_20_4" text:outline-level="4"><text:span text:style-name="Strong_20_Emphasis">2. Logo and Branding for "ARLO-AI"</text:span></text:h>
      <text:p text:style-name="Text_20_body"><text:span text:style-name="Strong_20_Emphasis">A. Logo:</text:span> Image 2 Prompt: <text:span text:style-name="Emphasis">A modern logo design for "ARLO-AI," featuring a futuristic font with glowing blue, silver, and white tones. The logo has a tech-inspired design, incorporating circuit lines or a subtle holographic effect. Clean and professional, perfect for branding a cutting-edge AI technology.</text:span></text:p>
      <text:p text:style-name="Text_20_body"><text:span text:style-name="Strong_20_Emphasis">B. Branding:</text:span> Image 3 Prompt: <text:span text:style-name="Emphasis">A branding concept for "ARLO-AI," showcasing the logo on futuristic business cards, a digital interface, and product packaging. Include a color palette of metallic blue, white, and black with glowing accents. The branding emphasizes innovation, sleekness, and trustworthiness.</text:span></text:p>
      <text:p text:style-name="Horizontal_20_Line"/>
      <text:h text:style-name="Heading_20_4" text:outline-level="4"><text:span text:style-name="Strong_20_Emphasis">3. Scene with ARLO-AI</text:span></text:h>
      <text:p text:style-name="Text_20_body">Image 4 Prompt: <text:span text:style-name="Emphasis">ARLO-AI assisting a futuristic engineer in a high-tech control room. The engineer is wearing a sleek suit with holographic glasses, while ARLO-AI is projected as a 3D hologram floating above the console. The room features glowing screens, robotic arms, and a cityscape visible through a window in the background. The scene feels dynamic, interactive, and ultra-futuristic. Style: vivid, HD quality.</text:span></text:p>
      <text:p text:style-name="Standard"/>
      <text:h text:style-name="P1" text:outline-level="3"><text:span text:style-name="Strong_20_Emphasis">Title:</text:span> "Meet ARLO-AI: Your Futuristic Assistant"</text:h>
      <text:p text:style-name="Text_20_body"><text:span text:style-name="Strong_20_Emphasis">Scene:</text:span> A high-tech workspace with ARLO-AI as a glowing holographic figure. Futuristic screens and a serene cityscape are visible in the background. The interaction is smooth and engaging.</text:p>
      <text:p text:style-name="Horizontal_20_Line"/>
      <text:p text:style-name="Text_20_body"><text:span text:style-name="Strong_20_Emphasis">Script:</text:span></text:p>
      <text:list text:style-name="L1">
        <text:list-item>
          <text:p text:style-name="P2"><text:span text:style-name="Strong_20_Emphasis">[Opening Shot]:</text:span><text:line-break/>The camera pans over a sleek, futuristic control room with glowing consoles. ARLO-AI materializes as a holographic figure in blue and white tones, floating above a circular platform.</text:p>
        </text:list-item>
        <text:list-item>
          <text:p text:style-name="P2"><text:span text:style-name="Strong_20_Emphasis">ARLO-AI:</text:span><text:line-break/>"Hello! I’m ARLO-AI, your intelligent assistant. How can I help you today?"</text:p>
        </text:list-item>
        <text:list-item>
          <text:p text:style-name="P2"><text:span text:style-name="Strong_20_Emphasis">User (off-screen):</text:span><text:line-break/>"Hi ARLO, show me today’s project insights."</text:p>
        </text:list-item>
        <text:list-item>
          <text:p text:style-name="P2"><text:span text:style-name="Strong_20_Emphasis">[Action]:</text:span><text:line-break/>ARLO-AI gestures smoothly, and holographic charts and data streams appear mid-air. The camera zooms in on ARLO’s glowing eyes as they process information.</text:p>
        </text:list-item>
        <text:list-item>
          <text:p text:style-name="P2"><text:span text:style-name="Strong_20_Emphasis">ARLO-AI:</text:span><text:line-break/>"Here’s a summary of the latest updates. Let me highlight key milestones for you."</text:p>
        </text:list-item>
        <text:list-item>
          <text:p text:style-name="P2"><text:span text:style-name="Strong_20_Emphasis">User (off-screen):</text:span><text:line-break/>"Can you also set up a team meeting for 3 PM?"</text:p>
        </text:list-item>
        <text:list-item>
          <text:p text:style-name="P2"><text:span text:style-name="Strong_20_Emphasis">ARLO-AI:</text:span><text:line-break/>"Absolutely. The meeting is scheduled, and reminders are sent. Anything else I can assist with?"</text:p>
        </text:list-item>
        <text:list-item>
          <text:p text:style-name="P2"><text:span text:style-name="Strong_20_Emphasis">[Closing Shot]:</text:span><text:line-break/>ARLO-AI smiles subtly (humanoid but abstract), and the holograms fade into the background. The tagline appears:<text:line-break/><text:span text:style-name="Strong_20_Emphasis">“ARLO-AI: Redefining Efficiency, One Task at a Time.”</text:span></text:p>
        </text:list-item>
      </text:list>
      <text:p text:style-name="Horizontal_20_Line"/>
      <text:p text:style-name="Text_20_body">You can use tools like <text:span text:style-name="Strong_20_Emphasis">DALL-E animations</text:span> (if supported in the future), <text:span text:style-name="Strong_20_Emphasis">Adobe After Effects</text:span>, or <text:span text:style-name="Strong_20_Emphasis">Blender</text:span> to create this scene. If you'd like, I can help design additional assets or suggest tools to make it happen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22:26:48.490380317</meta:creation-date>
    <meta:editing-duration>PT15H21M33S</meta:editing-duration>
    <meta:editing-cycles>2</meta:editing-cycles>
    <meta:generator>LibreOffice/24.8.3.2$Linux_X86_64 LibreOffice_project/480$Build-2</meta:generator>
    <dc:date>2025-01-21T13:58:22.066166902</dc:date>
    <meta:document-statistic meta:table-count="0" meta:image-count="0" meta:object-count="0" meta:page-count="2" meta:paragraph-count="21" meta:word-count="476" meta:character-count="3047" meta:non-whitespace-character-count="2600"/>
  </office:meta>
</office:document-meta>
</file>